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ac17"/>
    </style:style>
    <style:style style:name="T1" style:family="text">
      <style:text-properties officeooo:rsid="0001ac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o there is this idea of neural networks that has developed from cybernetics. it is about cognition [in the cybernetic field], about learning - it is about AI. To have an idea of an 'artificial' anything, you must first describe the 'real'. So to create AI, you first have to define I. And this is a problem. </text:span></text:p>
      <text:p text:style-name="P1"><text:span text:style-name="T1"/></text:p>
      <text:p text:style-name="P1"><text:span text:style-name="T1">AI, as a discipline got into lots of trouble about this - was it trying to directly replicate human [or animal] cognition, or simulate it. [the AI 'project' can, very crudely, be split into these two strands</text:span></text:p>
      <text:p text:style-name="P1"><text:span text:style-name="T1">And the ways in which scientific knowledge is constructed only contributes to this confusion - what is the simulation? and what does it tell us about human [or animal] cognition. It generates it own feedback loop - the AI system simulates learning &gt; therefore this is how learning in animals takes place. </text:span></text:p>
      <text:p text:style-name="P1"><text:span text:style-name="T1">The concept of 'cognition' [as defined in cybernetic research] is effectively 'laundered' [as you would criminally acquired cash] through a scientific process, and comes out the other side clean and newly legitimised.</text:span></text:p>
      <text:p text:style-name="P1"><text:span text:style-name="T1"/></text:p>
      <text:p text:style-name="P1"><text:span text:style-name="T1">this description does away with the technical aspects of the AI project - the two different 'scientific' approaches to the question are divergent [rather than sequential] and although the technical developments in the first strand - in 'symbolic' AI - are largely defunct, the aspirations remain, and colour aspects the development of the contemporary development. It is a field full of troubling goals and terms - 'creating' intelligence and describing 'perception [shudder!]. Needless to say, funding from the US defence industry was central to the AI project.</text:span></text:p>
      <text:p text:style-name="P1"><text:span text:style-name="T1"/></text:p>
      <text:p text:style-name="P1"><text:span text:style-name="T1">what what am i getting at?</text:span></text:p>
      <text:p text:style-name="P1"><text:span text:style-name="T1"/></text:p>
      <text:p text:style-name="P1"><text:span text:style-name="T1">that the 'science' - in this case, the idea of neural networks can be wrenched from its metaphor and placed in a new narrative. If I address these algorithms not as [failing?] attempts to replicate/ simulate/ create cognition, then what do i have left - can i re-describe such algorithms in other terms, place them in different contexts and then use them for different things?</text:span></text:p>
      <text:p text:style-name="P1"><text:span text:style-name="T1"/></text:p>
      <text:p text:style-name="P1"><text:span text:style-name="T1">it is not difficult to speculate on the reasons that the defence industry would be so interested in AI robotic soldiers anyone?] and it is an industry that has often viewed the 'fiction' aspect of sci-fi as more of a challenge. </text:span></text:p>
      <text:p text:style-name="P1"><text:span text:style-name="T1"/></text:p>
      <text:p text:style-name="P1"><text:span text:style-name="T1">But what of architects? </text:span></text:p>
      <text:p text:style-name="P1"><text:span text:style-name="T1"/></text:p>
      <text:p text:style-name="P1"><text:span text:style-name="T1">The field of AI [and cybernetics etc] becomes largely formed in the 1950s and 60s - this is where terms such as cognition, perception and learning are cemented. By the time they filter into architecture [PASK etc], architecture [male + <text:s/>western anyway], 'space' and 'form' and 'experience' are foremost [when isn't it eh?]. Again, it is not difficult to speculate on what interests architects might have in machines [i.e. buildings] that learn, that 'perceive' - and the attraction then of <text:s/>systems of design that are capable of simulating people movement [easy - just ask the ants, nothing subjective to see hear], and even more obviously subjective responses such as perception of space [whatever that is!].</text:span></text:p>
      <text:p text:style-name="P1"><text:span text:style-name="T1"/></text:p>
      <text:p text:style-name="P1"><text:span text:style-name="T1">The 'science' of AI is or course coloured by the modernist project - man's conquering of nature etc. And its adoption within architecture is facilitated by a fixation of that discipline on problems simple enough to be 'cognisised' and that are located in static euclidean space. Even unrealised projects [now looked back on as fanciful], such as Cedric Prices and Gordon P:asks Fun Palace are not speculative - the technology certainly existed to construct them, it was the 'appetite' that was lacking. The myth is that they were somehow ahead of their time, when in fact, it could be said they trying to answer a question that no one was asking.</text:span></text:p>
      <text:p text:style-name="P1"/>
      <text:p text:style-name="P1"><text:span text:style-name="T1"/></text:p>
      <text:p text:style-name="P1"><text:soft-page-break/><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3-03-07T11:15:55.97</meta:creation-date>
    <dc:date>2013-03-07T12:35:18.84</dc:date>
    <dc:creator>p l</dc:creator>
    <meta:editing-duration>PT19M1S</meta:editing-duration>
    <meta:editing-cycles>1</meta:editing-cycles>
    <meta:document-statistic meta:table-count="0" meta:image-count="0" meta:object-count="0" meta:page-count="2" meta:paragraph-count="11" meta:word-count="607" meta:character-count="3609" meta:non-whitespace-character-count="3007"/>
    <meta:generator>LibreOffice/4.0.0.3$Windows_x86 LibreOffice_project/7545bee9c2a0782548772a21bc84a9dcc583b89</meta:generator>
  </office:meta>
</office:document-meta>
</file>